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o de Casos de Uso</text:p>
      <text:p text:style-name="P1"/>
      <text:p text:style-name="P2">CdU- Inscripción de Jugador</text:p>
      <text:p text:style-name="P2">Objetivo: la inscripción de jugadores dentro de una fecha dada.</text:p>
      <text:p text:style-name="P2">Actor: Jugador.</text:p>
      <text:p text:style-name="P2">Precondiciones: las inscripciones deben estar abiertas, el equipo al que desea inscribirse contiene cupos habilitados.</text:p>
      <text:p text:style-name="P2">Escenario principal:</text:p>
      <text:list xml:id="list214496588" text:style-name="L1">
        <text:list-item>
          <text:list>
            <text:list-item>
              <text:list>
                <text:list-item>
                  <text:p text:style-name="P3">Este caso de uso comienza cuando el Jugador se desea inscribir en el sistema.</text:p>
                </text:list-item>
                <text:list-item>
                  <text:p text:style-name="P3">El Jugador ingresa sus datos (personales y equipo) en el sistema.</text:p>
                </text:list-item>
                <text:list-item>
                  <text:p text:style-name="P3">El Sistema capta los datos y los guarda.</text:p>
                </text:list-item>
              </text:list>
            </text:list-item>
          </text:list>
        </text:list-item>
      </text:list>
      <text:p text:style-name="P2">Postcondiciones: el Sistema guarda los datos del jugador.</text:p>
      <text:p text:style-name="P2"/>
      <text:p text:style-name="P2">CdU- Inscripción de Equipos</text:p>
      <text:p text:style-name="P2">Objetivo: la inscripción de equipo dentro de una fecha dada.</text:p>
      <text:p text:style-name="P2">Actor: Capitan.</text:p>
      <text:p text:style-name="P2">Precondiciones: las inscripciones deben estar abiertas.</text:p>
      <text:p text:style-name="P2">Escenario principal:</text:p>
      <text:list xml:id="list842093341" text:continue-list="list214496588" text:style-name="L1">
        <text:list-item>
          <text:list>
            <text:list-item>
              <text:list>
                <text:list-item text:start-value="1">
                  <text:p text:style-name="P3">Este caso de uso comienza cuando el Capitan se desea crear un Equipo.</text:p>
                </text:list-item>
                <text:list-item>
                  <text:p text:style-name="P3">El Capitan ingresa los datos del equipo.</text:p>
                </text:list-item>
                <text:list-item>
                  <text:p text:style-name="P3">El Sistema capta los datos, genera la cantidad de cupos disponibles y guarda los datos.</text:p>
                </text:list-item>
              </text:list>
            </text:list-item>
          </text:list>
        </text:list-item>
      </text:list>
      <text:p text:style-name="P2">Postcondiciones: el Sistema guarda los datos del Equip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zequiel Lichardi</meta:initial-creator>
    <meta:creation-date>2012-05-19T11:37:15</meta:creation-date>
    <dc:date>2012-05-19T12:07:25</dc:date>
    <dc:creator>Ezequiel Lichardi</dc:creator>
    <meta:editing-duration>PT13M45S</meta:editing-duration>
    <meta:editing-cycles>9</meta:editing-cycles>
    <meta:generator>LibreOffice/3.4$Unix LibreOffice_project/340m1$Build-502</meta:generator>
    <meta:document-statistic meta:table-count="0" meta:image-count="0" meta:object-count="0" meta:page-count="1" meta:paragraph-count="19" meta:word-count="152" meta:character-count="948" meta:non-whitespace-character-count="821"/>
  </office:meta>
</office:document-meta>
</file>